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224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2.23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line-height="100%"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nh saved" draw:style-name="dp1" draw:master-page-name="Default" presentation:presentation-page-layout-name="AL1T0">
        <draw:frame draw:style-name="gr1" draw:layer="layout" svg:width="17.8cm" svg:height="0.961cm" svg:x="5.695cm" svg:y="6.4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An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7.799cm" svg:height="0.961cm" svg:x="5.696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o saved" draw:style-name="dp1" draw:master-page-name="Default" presentation:presentation-page-layout-name="AL1T0">
        <draw:frame draw:style-name="gr1" draw:layer="layout" svg:width="17.8cm" svg:height="0.961cm" svg:x="5.695cm" svg:y="6.4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Bao</text:p>
              </table:table-cell>
              <table:table-cell/>
              <table:table-cell/>
              <table:table-cell/>
              <table:table-cell/>
              <table:table-cell>
                <text:p text:style-name="P1">An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17.799cm" svg:height="0.961cm" svg:x="5.696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en Hoang Huy Khang Hao saved" draw:style-name="dp1" draw:master-page-name="Default" presentation:presentation-page-layout-name="AL1T0">
        <draw:frame draw:style-name="gr1" draw:layer="layout" svg:width="17.8cm" svg:height="0.961cm" svg:x="5.695cm" svg:y="7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3">
                <text:p text:style-name="P5">Khang</text:p>
              </table:table-cell>
              <table:table-cell>
                <text:p text:style-name="P1">Bao</text:p>
              </table:table-cell>
              <table:table-cell/>
              <table:table-cell>
                <text:p text:style-name="P5">Hien</text:p>
              </table:table-cell>
              <table:table-cell>
                <text:p text:style-name="P1">Hoang</text:p>
              </table:table-cell>
              <table:table-cell>
                <text:p text:style-name="P1">Huy</text:p>
              </table:table-cell>
              <table:table-cell>
                <text:p text:style-name="P1">Anh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layer="layout" svg:width="17.799cm" svg:height="0.961cm" svg:x="5.696cm" svg:y="8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layer="layout" svg:width="17.8cm" svg:height="0.961cm" svg:x="5.696cm" svg:y="5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Bao</text:p>
              </table:table-cell>
              <table:table-cell/>
              <table:table-cell>
                <text:p text:style-name="P5">Hien</text:p>
              </table:table-cell>
              <table:table-cell>
                <text:p text:style-name="P1">Hoang</text:p>
              </table:table-cell>
              <table:table-cell>
                <text:p text:style-name="P1">Huy</text:p>
              </table:table-cell>
              <table:table-cell>
                <text:p text:style-name="P1">Anh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17.799cm" svg:height="0.961cm" svg:x="5.697cm" svg:y="6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layer="layout" svg:width="17.8cm" svg:height="0.961cm" svg:x="5.696cm" svg:y="9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Hao</text:p>
              </table:table-cell>
              <table:table-cell table:style-name="ce3">
                <text:p text:style-name="P5">Khang</text:p>
              </table:table-cell>
              <table:table-cell table:style-name="ce3">
                <text:p text:style-name="P5">Bao</text:p>
              </table:table-cell>
              <table:table-cell/>
              <table:table-cell table:style-name="ce3">
                <text:p text:style-name="P5">Hien</text:p>
              </table:table-cell>
              <table:table-cell>
                <text:p text:style-name="P5">Hoang</text:p>
              </table:table-cell>
              <table:table-cell>
                <text:p text:style-name="P5">Huy</text:p>
              </table:table-cell>
              <table:table-cell>
                <text:p text:style-name="P5">Anh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layer="layout" svg:width="17.799cm" svg:height="0.961cm" svg:x="5.697cm" svg:y="10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layer="layout" svg:width="17.8cm" svg:height="0.961cm" svg:x="5.696cm" svg:y="3.2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Bao</text:p>
              </table:table-cell>
              <table:table-cell/>
              <table:table-cell>
                <text:p text:style-name="P5">Hien</text:p>
              </table:table-cell>
              <table:table-cell>
                <text:p text:style-name="P1">Hoang</text:p>
              </table:table-cell>
              <table:table-cell/>
              <table:table-cell>
                <text:p text:style-name="P1">Anh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layer="layout" svg:width="17.799cm" svg:height="0.961cm" svg:x="5.697cm" svg:y="4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layer="layout" svg:width="17.8cm" svg:height="0.961cm" svg:x="5.697cm" svg:y="1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Bao</text:p>
              </table:table-cell>
              <table:table-cell/>
              <table:table-cell>
                <text:p text:style-name="P1">Hien</text:p>
              </table:table-cell>
              <table:table-cell/>
              <table:table-cell/>
              <table:table-cell>
                <text:p text:style-name="P1">Anh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layer="layout" svg:width="17.799cm" svg:height="0.961cm" svg:x="5.698cm" svg:y="2.0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uc saved seperate chaining" draw:style-name="dp1" draw:master-page-name="Default" presentation:presentation-page-layout-name="AL1T0">
        <draw:frame draw:style-name="gr1" draw:layer="layout" svg:width="17.8cm" svg:height="0.961cm" svg:x="5.695cm" svg:y="6.4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Hao</text:p>
              </table:table-cell>
              <table:table-cell>
                <text:p text:style-name="P6">Khang</text:p>
              </table:table-cell>
              <table:table-cell>
                <text:p text:style-name="P6">Bao</text:p>
              </table:table-cell>
              <table:table-cell/>
              <table:table-cell>
                <text:p text:style-name="P6">Hien</text:p>
              </table:table-cell>
              <table:table-cell>
                <text:p text:style-name="P6">Hoang</text:p>
              </table:table-cell>
              <table:table-cell>
                <text:p text:style-name="P6">Huy</text:p>
              </table:table-cell>
              <table:table-cell>
                <text:p text:style-name="P6">Anh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layer="layout" svg:width="17.799cm" svg:height="0.961cm" svg:x="5.696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7"><text:span text:style-name="T2">0</text:span></text:p>
              </table:table-cell>
              <table:table-cell>
                <text:p text:style-name="P7"><text:span text:style-name="T2">1</text:span></text:p>
              </table:table-cell>
              <table:table-cell>
                <text:p text:style-name="P7"><text:span text:style-name="T2">2</text:span></text:p>
              </table:table-cell>
              <table:table-cell>
                <text:p text:style-name="P7"><text:span text:style-name="T2">3</text:span></text:p>
              </table:table-cell>
              <table:table-cell>
                <text:p text:style-name="P7"><text:span text:style-name="T2">4</text:span></text:p>
              </table:table-cell>
              <table:table-cell>
                <text:p text:style-name="P7"><text:span text:style-name="T2">5</text:span></text:p>
              </table:table-cell>
              <table:table-cell>
                <text:p text:style-name="P7"><text:span text:style-name="T2">6</text:span></text:p>
              </table:table-cell>
              <table:table-cell>
                <text:p text:style-name="P7"><text:span text:style-name="T2">7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8" draw:layer="layout" svg:width="0.502cm" svg:height="0.962cm" svg:x="6.985cm" svg:y="6.35cm">
          <draw:text-box>
            <text:p/>
          </draw:text-box>
        </draw:frame>
        <draw:frame draw:style-name="gr1" draw:layer="layout" svg:width="2.223cm" svg:height="0.961cm" svg:x="5.696cm" svg:y="5.0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Phuc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draw:text-style-name="P8" draw:layer="layout" svg:width="0.502cm" svg:height="0.962cm" svg:x="6.986cm" svg:y="2.751cm">
          <draw:text-box>
            <text:p/>
          </draw:text-box>
        </draw:frame>
        <draw:line draw:style-name="gr4" draw:text-style-name="P9" draw:layer="layout" svg:x1="6.785cm" svg:y1="6.055cm" svg:x2="6.785cm" svg:y2="6.493cm">
          <text:p/>
        </draw:lin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uc saved open addressing" draw:style-name="dp1" draw:master-page-name="Default" presentation:presentation-page-layout-name="AL1T0">
        <draw:frame draw:style-name="gr1" draw:layer="layout" svg:width="17.8cm" svg:height="0.961cm" svg:x="5.695cm" svg:y="6.4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Hao</text:p>
              </table:table-cell>
              <table:table-cell>
                <text:p text:style-name="P1">Khang</text:p>
              </table:table-cell>
              <table:table-cell>
                <text:p text:style-name="P1">Bao</text:p>
              </table:table-cell>
              <table:table-cell>
                <text:p text:style-name="P1">Phuc</text:p>
              </table:table-cell>
              <table:table-cell>
                <text:p text:style-name="P1">Hien</text:p>
              </table:table-cell>
              <table:table-cell>
                <text:p text:style-name="P1">Hoang</text:p>
              </table:table-cell>
              <table:table-cell>
                <text:p text:style-name="P1">Huy</text:p>
              </table:table-cell>
              <table:table-cell>
                <text:p text:style-name="P1">Anh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layer="layout" svg:width="17.799cm" svg:height="0.961cm" svg:x="5.696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9:38.782100005</meta:creation-date>
    <meta:generator>LibreOffice/24.8.4.2$Linux_X86_64 LibreOffice_project/480$Build-2</meta:generator>
    <dc:date>2025-02-18T15:55:35.828838063</dc:date>
    <meta:editing-duration>PT2H49M43S</meta:editing-duration>
    <meta:editing-cycles>19</meta:editing-cycles>
    <meta:document-statistic meta:object-count="53"/>
  </office:meta>
</office:document-meta>
</file>